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y( T t , U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yWithException( T t , U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( ThrowingBiFunction &lt; T , U , R &gt; 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ing( BiFunction &lt; String , Exception , RuntimeException &gt; exception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pply( T t , U u , BiFunction &lt; String , Exception , RuntimeException &gt; exceptionWrapp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f( ThrowingBiFunction &lt; T , U , R &gt; function , BiFunction &lt; String , Exception , RuntimeException &gt; exception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